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Contents_20_3">
      <style:paragraph-properties>
        <style:tab-stops>
          <style:tab-stop style:position="6.2992in" style:type="right" style:leader-style="dotted" style:leader-text="."/>
        </style:tab-stops>
      </style:paragraph-properties>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text-properties style:font-name="Liberation Sans"/>
    </style:style>
    <style:style style:name="P27" style:family="paragraph" style:parent-style-name="Heading_20_2">
      <style:paragraph-properties fo:margin-top="0.1665in" fo:margin-bottom="0.0835in" fo:keep-with-next="always"/>
    </style:style>
    <style:style style:name="P28" style:family="paragraph" style:parent-style-name="Heading_20_3">
      <style:paragraph-properties fo:margin-top="0.1665in" fo:margin-bottom="0.0835in" fo:keep-with-next="always"/>
    </style:style>
    <style:style style:name="P29"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underline-style="solid" style:text-underline-type="double"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2.0.2-SNAPSHOT</text:p>
      <text:p text:style-name="Subtitle">5 Apr 201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Introduction to Byteman<text:tab/>5</text:p>
          <text:p text:style-name="P17">Running an Application with the Byteman Agent<text:tab/>5</text:p>
          <text:p text:style-name="P17">Event Condition Action Rules<text:tab/>6</text:p>
          <text:p text:style-name="P17">Rule Bindings and Parameterization<text:tab/>6</text:p>
          <text:p text:style-name="P17">Built-in Conditions and Actions<text:tab/>7</text:p>
          <text:p text:style-name="P17">Extending or Replacing the Byteman Language Built-ins<text:tab/>8</text:p>
          <text:p text:style-name="P17">Agent Transformation<text:tab/>8</text:p>
          <text:p text:style-name="P17">Agent Retransformation<text:tab/>9</text:p>
          <text:p text:style-name="P17">ECA Rule Engine<text:tab/>10</text:p>
          <text:p text:style-name="P16">The Byteman Rule Language<text:tab/>12</text:p>
          <text:p text:style-name="P17">Rule Events<text:tab/>12</text:p>
          <text:p text:style-name="P15">Class Rules vs Interface Rules<text:tab/>13</text:p>
          <text:p text:style-name="P15">Overriding <text:s/>Rules<text:tab/>13</text:p>
          <text:p text:style-name="P15">Overriding Interface Rules<text:tab/>15</text:p>
          <text:p text:style-name="P15">Location Specifiers<text:tab/>15</text:p>
          <text:p text:style-name="P17">Rule Bindings<text:tab/>19</text:p>
          <text:p text:style-name="P17">Rule Expressions<text:tab/>19</text:p>
          <text:p text:style-name="P17">Rule Conditions<text:tab/>21</text:p>
          <text:p text:style-name="P17">Rule Actions<text:tab/>22</text:p>
          <text:p text:style-name="P17">Built-In Calls<text:tab/>23</text:p>
          <text:p text:style-name="P17">User-Defined Rule Helpers<text:tab/>23</text:p>
          <text:p text:style-name="P17">The Rule Helper Lifecycle Methods<text:tab/>25</text:p>
          <text:p text:style-name="P16">Byteman Rule Language Standard Built-Ins<text:tab/>27</text:p>
          <text:p text:style-name="P17">Thread Coordination Operations<text:tab/>27</text:p>
          <text:p text:style-name="P15">Waiters<text:tab/>27</text:p>
          <text:p text:style-name="P15">Rendezvous<text:tab/>28</text:p>
          <text:p text:style-name="P15">Joiners<text:tab/>29</text:p>
          <text:p text:style-name="P15">Aborting Execution<text:tab/>29</text:p>
          <text:p text:style-name="P17">Rule State Management Operations<text:tab/>30</text:p>
          <text:p text:style-name="P15">CountDowns<text:tab/>30</text:p>
          <text:p text:style-name="P15">Flags<text:tab/>31</text:p>
          <text:p text:style-name="P15">Counters<text:tab/>31</text:p>
          <text:p text:style-name="P15">Timers<text:tab/>32</text:p>
          <text:p text:style-name="P15">Recursive Triggering<text:tab/>32</text:p>
          <text:p text:style-name="P17">Trace and Debug Operations<text:tab/>34</text:p>
          <text:p text:style-name="P15">Debugging<text:tab/>34</text:p>
          <text:p text:style-name="P15">Tracing<text:tab/>34</text:p>
          <text:p text:style-name="P17">Stack Management Operations<text:tab/>35</text:p>
          <text:p text:style-name="P15">Checking The Call Tree<text:tab/>35</text:p>
          <text:p text:style-name="P15">Tracing the Caller Stack<text:tab/>37</text:p>
          <text:p text:style-name="P15">Selective Stack Tracing Using a Regular Expression Filter<text:tab/>37</text:p>
          <text:p text:style-name="P15">Stack Range Tracing<text:tab/>39</text:p>
          <text:p text:style-name="P17">Default Helper Lifecycle Methods<text:tab/>41</text:p>
          <text:p text:style-name="P16">Using Byteman<text:tab/>43</text:p>
          <text:p text:style-name="P17">Using Byteman from java or ant<text:tab/>43</text:p>
          <text:p text:style-name="P17">Using Byteman from maven<text:tab/>43</text:p>
          <text:p text:style-name="P17">Obtaining the source build tree<text:tab/>43</text:p>
          <text:p text:style-name="P17"><text:soft-page-break/>Building Byteman from the sources<text:tab/>43</text:p>
          <text:p text:style-name="P17">Running Applications with Byteman<text:tab/>44</text:p>
          <text:p text:style-name="P17">Configuring a java agent<text:tab/>44</text:p>
          <text:p text:style-name="P17">Installing Byteman in a Running JVM using Script bminstall<text:tab/>45</text:p>
          <text:p text:style-name="P17">Available -javaagent Options<text:tab/>45</text:p>
          <text:p text:style-name="P17">Running Byteman Using Script bmjava<text:tab/>46</text:p>
          <text:p text:style-name="P17">Submitting Rules Dynamically Using Script bmsubmit<text:tab/>47</text:p>
          <text:p text:style-name="P17">Checking Rules Offline Using Script bmcheck<text:tab/>48</text:p>
          <text:p text:style-name="P17">Installing And Submitting from Java<text:tab/>49</text:p>
          <text:p text:style-name="P17">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2, Red Hat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2103886674"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xt:s/>testing. Byteman provides explicit support for test automation in four main areas:</text:p>
      <text:list xml:id="list1461558014" text:style-name="L1">
        <text:list-item>
          <text:p text:style-name="P18">tracing execution of specific code paths and displaying application or JVM state</text:p>
        </text:list-item>
        <text:list-item>
          <text:p text:style-name="P18">subverting normal execution by changing state, making unscheduled method calls or forcing an unexpected return or throw</text:p>
        </text:list-item>
        <text:list-item>
          <text:p text:style-name="P18">orchestrating the timing of activities performed by independent application threads</text:p>
        </text:list-item>
        <text:list-item>
          <text:p text:style-name="P18">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189038943" text:continue-list="list2103886674" text:style-name="Outline">
        <text:list-item>
          <text:list>
            <text:list-header>
              <text:h text:style-name="P27"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445501010"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2083726461" text:style-name="L2">
        <text:list-item>
          <text:p text:style-name="P19"><text:span text:style-name="T1">where</text:span> during application execution a side-effect should occur</text:p>
        </text:list-item>
        <text:list-item>
          <text:p text:style-name="P19"><text:span text:style-name="T1">whether</text:span> the side-effect should happen or not</text:p>
        </text:list-item>
        <text:list-item>
          <text:p text:style-name="P19"><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525319713" text:continue-list="list445501010"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995403516"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text:soft-page-break/>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662350722"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537534547"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840431549" text:style-name="L3">
        <text:list-item>
          <text:p text:style-name="P20">the <text:span text:style-name="T1">trigger method</text:span>, i.e. the method which contains the trigger point</text:p>
        </text:list-item>
        <text:list-item>
          <text:p text:style-name="P20"><text:soft-page-break/>the rule which has been matched</text:p>
        </text:list-item>
        <text:list-item>
          <text:p text:style-name="P20">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273933134" text:continue-list="list537534547" text:style-name="Outline">
        <text:list-item>
          <text:list>
            <text:list-header>
              <text:h text:style-name="P27"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text:soft-page-break/>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874348307" text:continue-numbering="true" text:style-name="Outline">
        <text:list-item>
          <text:list>
            <text:list-header>
              <text:h text:style-name="P27"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text:soft-page-break/>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285358430"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995831465" text:continue-numbering="true" text:style-name="Outline">
        <text:list-item>
          <text:list>
            <text:list-header>
              <text:h text:style-name="P27"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832991600"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495208948"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2030249619" text:continue-numbering="true" text:style-name="Outline">
        <text:list-item>
          <text:list>
            <text:list-item>
              <text:list>
                <text:list-header>
                  <text:h text:style-name="P28"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748243900" text:continue-numbering="true" text:style-name="Outline">
        <text:list-item>
          <text:list>
            <text:list-item>
              <text:list>
                <text:list-header>
                  <text:h text:style-name="P28"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833150224"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716407448"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905780479" text:style-name="L4">
        <text:list-item>
          <text:p text:style-name="P21">references to previously bound variables</text:p>
        </text:list-item>
        <text:list-item>
          <text:p text:style-name="P21">references to the trigger method recipient or parameters</text:p>
        </text:list-item>
        <text:list-item>
          <text:p text:style-name="P21">references to the local variables in scope at the trigger point</text:p>
        </text:list-item>
        <text:list-item>
          <text:p text:style-name="P21">references to trigger method special variables <text:span text:style-name="Code_20_Text">$!</text:span>, <text:span text:style-name="Code_20_Text">$^</text:span>, <text:span text:style-name="Code_20_Text">$#, </text:span>$* and $@</text:p>
        </text:list-item>
        <text:list-item>
          <text:p text:style-name="P21">static field references</text:p>
        </text:list-item>
        <text:list-item>
          <text:p text:style-name="P21">primitive literals</text:p>
        </text:list-item>
        <text:list-item>
          <text:p text:style-name="P21">field accesses</text:p>
        </text:list-item>
        <text:list-item>
          <text:p text:style-name="P21">static or instance method invocations</text:p>
        </text:list-item>
        <text:list-item>
          <text:p text:style-name="P21">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749980650" text:style-name="L5">
        <text:list-item>
          <text:p text:style-name="P22">throw and return operations are only allowed as the last action in a sequence of rule actions (see below).</text:p>
        </text:list-item>
      </text:list>
      <text:list xml:id="list1407881085" text:style-name="L6">
        <text:list-item>
          <text:p text:style-name="P23">Expressions should obey the normal rules regarding associativity and precedence.</text:p>
        </text:list-item>
        <text:list-item>
          <text:p text:style-name="P23">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3">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3">Special variables provide access to other trigger method data. There are currently 5 such special variables:</text:p>
          <text:list>
            <text:list-item>
              <text:p text:style-name="P23"><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3">$!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3"><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3"><text:span text:style-name="Code_20_Text">$#</text:span> has type <text:span text:style-name="Code_20_Text">int</text:span> and identifies the number of parameters supplied to the trigger method.</text:p>
            </text:list-item>
            <text:list-item>
              <text:p text:style-name="P23"><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3">$@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3">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3">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3">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1491184256" text:continue-list="list1716407448"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225055690"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558332685"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2087547918"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1531571382"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413441263" text:style-name="L7">
        <text:list-item>
          <text:p text:style-name="P24">an activate event occurs when an install cause <text:span text:style-name="T1">R(H)</text:span> to transition from empty to non-empty</text:p>
        </text:list-item>
        <text:list-item>
          <text:p text:style-name="P24">an install event occurs when <text:span text:style-name="T1">r(H)</text:span> is installed in <text:span text:style-name="T1">R(H)</text:span></text:p>
        </text:list-item>
        <text:list-item>
          <text:p text:style-name="P24">an uninstall event occurs when <text:span text:style-name="T1">r(H)</text:span> is uninstalled from <text:span text:style-name="T1">R(H)</text:span></text:p>
        </text:list-item>
        <text:list-item>
          <text:p text:style-name="P24">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44944747" text:continue-list="list1531571382"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839191861"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234628854" text:continue-numbering="true" text:style-name="Outline">
        <text:list-item>
          <text:list>
            <text:list-item>
              <text:list>
                <text:list-header>
                  <text:h text:style-name="P29"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533921958" text:continue-numbering="true" text:style-name="Outline">
        <text:list-item>
          <text:list>
            <text:list-item>
              <text:list>
                <text:list-header>
                  <text:h text:style-name="P29"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683956461"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765452348"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24665349" text:continue-numbering="true" text:style-name="Outline">
        <text:list-item>
          <text:list>
            <text:list-item>
              <text:list>
                <text:list-header>
                  <text:h text:style-name="P29"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305491246" text:continue-numbering="true" text:style-name="Outline">
        <text:list-item>
          <text:list>
            <text:list-item>
              <text:list>
                <text:list-header>
                  <text:h text:style-name="P29"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800153530"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249099786" text:continue-numbering="true" text:style-name="Outline">
        <text:list-item>
          <text:list>
            <text:list-item>
              <text:list>
                <text:list-header>
                  <text:h text:style-name="P29"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317361536"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68485887"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597250847"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135596399" text:continue-numbering="true" text:style-name="Outline">
        <text:list-item>
          <text:list>
            <text:list-item>
              <text:list>
                <text:list-header>
                  <text:h text:style-name="P28"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701151604" text:continue-numbering="true" text:style-name="Outline">
        <text:list-item>
          <text:list>
            <text:list-item>
              <text:list>
                <text:list-header>
                  <text:h text:style-name="P29"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105100389" text:continue-numbering="true" text:style-name="Outline">
        <text:list-item>
          <text:list>
            <text:list-item>
              <text:list>
                <text:list-header>
                  <text:h text:style-name="P29"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379844528"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text:soft-page-break/>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398331259"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1360773814"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ext:a xlink:type="simple" xlink:href="https://repository.jboss.org/nexus/index.html#welcome">JBoss public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list xml:id="list198507340" text:continue-numbering="true" text:style-name="Outline">
        <text:list-item>
          <text:list>
            <text:list-header>
              <text:h text:style-name="P27"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54154206"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osurec and javadoc jars in the target dircetory of each of the dependent submodules, <text:span text:style-name="Code_20_Text">agent/target</text:span>, <text:span text:style-name="Code_20_Text">submit/target</text:span>, <text:soft-page-break/>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678814109"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51588306"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text:soft-page-break/>concatenating these options into a valid <text:span text:style-name="Code_20_Text">-javaagent</text:span> argument.</text:p>
      <text:list xml:id="list772713101"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334795681" text:continue-numbering="true" text:style-name="Outline">
        <text:list-item>
          <text:list>
            <text:list-header>
              <text:h text:style-name="P27"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text:soft-page-break/>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0">care</text:span> of this requirement.</text:p>
      <text:list xml:id="list1738310749" text:continue-numbering="true" text:style-name="Outline">
        <text:list-item>
          <text:list>
            <text:list-header>
              <text:h text:style-name="P27"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oft-page-break/><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86728704" text:continue-numbering="true" text:style-name="Outline">
        <text:list-item>
          <text:list>
            <text:list-header>
              <text:h text:style-name="P27"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146340168" text:style-name="L8">
        <text:list-item>
          <text:p text:style-name="P25">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5">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5">Any other rules will be stored in the agents rule set and applied to newly loaded <text:soft-page-break/>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530166366" text:continue-list="list86728704" text:style-name="Outline">
        <text:list-item>
          <text:list>
            <text:list-header>
              <text:h text:style-name="Heading_20_2" text:outline-level="2" text:is-list-header="true"><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oft-page-break/><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scripts. If your code is located in several jars then you must supply -cp multiple time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119474782" text:continue-numbering="true" text:style-name="Outline">
        <text:list-item>
          <text:list>
            <text:list-header>
              <text:h text:style-name="P27"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26">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runnign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26">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2144591617" text:continue-numbering="true" text:style-name="Outline">
        <text:list-item>
          <text:list>
            <text:list-header>
              <text:h text:style-name="P27"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oft-page-break/><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oft-page-break/><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Liberation Sans1"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Andrew Dinn</meta:initial-creator>
    <meta:creation-date>2008-09-25T16:33:44</meta:creation-date>
    <dc:creator>Andrew Dinn</dc:creator>
    <dc:date>2012-04-05T09:56:46</dc:date>
    <meta:printed-by>Andrew Dinn</meta:printed-by>
    <meta:print-date>2008-09-26T17:21:42</meta:print-date>
    <meta:editing-cycles>204</meta:editing-cycles>
    <meta:editing-duration>P3DT1H5M28S</meta:editing-duration>
    <meta:document-statistic meta:table-count="0" meta:image-count="0" meta:object-count="0" meta:page-count="51" meta:paragraph-count="544" meta:word-count="19767" meta:character-count="128075" meta:non-whitespace-character-count="104676"/>
    <meta:user-defined meta:name="Info 1"/>
    <meta:user-defined meta:name="Info 2"/>
    <meta:user-defined meta:name="Info 3"/>
    <meta:user-defined meta:name="Info 4"/>
  </office:meta>
</office:document-meta>
</file>